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6.2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6.2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style:min-row-height="6.738cm"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officeooo:rsid="0022fc17" officeooo:paragraph-rsid="0022fc17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officeooo:rsid="002676a5" officeooo:paragraph-rsid="002676a5" style:font-name-asian="Calibri1" style:font-size-asian="14pt" style:font-name-complex="Calibri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Calibri" fo:font-size="12pt" officeooo:rsid="00217619" officeooo:paragraph-rsid="00217619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4pt" style:font-name-asian="Consolas1" style:font-size-asian="14pt" style:font-name-complex="Consolas1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2pt" officeooo:rsid="00217619" officeooo:paragraph-rsid="00217619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onsolas" fo:font-size="12pt" fo:font-weight="bold" style:font-name-asian="Consolas1" style:font-size-asian="12pt" style:font-weight-asian="bold" style:font-name-complex="Consola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2pt" officeooo:rsid="00217619" officeooo:paragraph-rsid="00217619" style:font-name-asian="Calibri1" style:font-size-asian="12pt" style:font-name-complex="Calibri1" style:font-size-complex="12pt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4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25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style:font-name="Consolas" fo:font-size="14pt" style:font-name-asian="Consolas1" style:font-size-asian="14pt" style:font-name-complex="Consolas1" style:font-size-complex="14pt"/>
    </style:style>
    <style:style style:name="P26" style:family="paragraph" style:parent-style-name="Standard">
      <style:paragraph-properties fo:line-height="100%" fo:text-align="justify" style:justify-single-word="false" fo:orphans="0" fo:widows="0"/>
      <style:text-properties style:font-name="Calibri" fo:font-size="14pt" officeooo:rsid="00285951" officeooo:paragraph-rsid="002676a5" style:font-name-asian="Calibri1" style:font-size-asian="14pt" style:font-name-complex="Calibri1" style:font-size-complex="14pt"/>
    </style:style>
    <style:style style:name="P27" style:family="paragraph" style:parent-style-name="Standard" style:master-page-name="Standard">
      <style:paragraph-properties fo:text-align="justify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8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</style:style>
    <style:style style:name="P29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</style:style>
    <style:style style:name="P30" style:family="paragraph" style:parent-style-name="Standard" style:list-style-name="WWNum8">
      <style:paragraph-properties fo:margin-left="1.27cm" fo:margin-right="0cm" fo:text-align="justify" style:justify-single-word="false" fo:text-indent="-0.635cm" style:auto-text-indent="false"/>
    </style:style>
    <style:style style:name="P31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</style:style>
    <style:style style:name="P32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3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3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35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36" style:family="paragraph" style:parent-style-name="Standard" style:list-style-name="WWNum8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37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38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39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 fo:break-before="page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40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style="italic" style:font-name-asian="Calibri1" style:font-size-asian="14pt" style:font-style-asian="italic" style:font-name-complex="Calibri1" style:font-size-complex="14pt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Consolas" fo:font-size="18pt" fo:font-weight="bold" style:font-name-asian="Consolas1" style:font-size-asian="18pt" style:font-weight-asian="bold" style:font-name-complex="Consolas1" style:font-size-complex="18pt"/>
    </style:style>
    <style:style style:name="T6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7" style:family="text">
      <style:text-properties style:font-name="Open Sans" fo:font-size="14pt" style:font-name-asian="Open Sans1" style:font-size-asian="14pt" style:font-name-complex="Open Sans1" style:font-size-complex="14pt"/>
    </style:style>
    <style:style style:name="T8" style:family="text">
      <style:text-properties fo:font-size="13.5pt" style:font-size-asian="13.5pt" style:font-size-complex="13.5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2"><draw:rect text:anchor-type="as-char" style:rel-width="100%" draw:z-index="0" draw:style-name="gr1" draw:text-style-name="P41" svg:width="0.003cm" svg:height="0.054cm"><text:p/></draw:rect></text:p>
      <text:p text:style-name="P10">TP7 : classes abstraites et interfaces</text:p>
      <text:p text:style-name="P12"><draw:rect text:anchor-type="as-char" style:rel-width="100%" draw:z-index="13" draw:style-name="gr1" draw:text-style-name="P41" svg:width="0.003cm" svg:height="0.054cm"><text:p/></draw:rect></text:p>
      <text:p text:style-name="P6"/>
      <text:p text:style-name="P6"/>
      <text:list xml:id="list1268990866" text:style-name="WWNum6">
        <text:list-item>
          <text:p text:style-name="P28"><text:span text:style-name="T4">Projet </text:span><text:span text:style-name="T5">allumettes</text:span></text:p>
        </text:list-item>
      </text:list>
      <text:p text:style-name="P16">L’objectif du TP est de modéliser le jeu des 21 allumettes, d’élaborer et de comparer plusieurs stratégies de jeu. Le jeu des 21 allumettes est un jeu de Nim, à deux joueurs qui prennent à leur tour 1, 2, ou 3 allumettes dans un tas initial de 21 allumettes. Le joueur qui prend la dernière allumette a perdu.</text:p>
      <text:p text:style-name="P16"/>
      <text:list xml:id="list3856110125" text:style-name="WWNum1">
        <text:list-item>
          <text:p text:style-name="P33">Version initiale</text:p>
        </text:list-item>
      </text:list>
      <text:p text:style-name="P12"><text:span text:style-name="T2">Cette version ne comporte qu’une seule stratégie de jeu, qui consiste à ne pouvoir retirer que le même nombre d’allumettes. Cette stratégie est modélisée par la classe </text:span><text:span text:style-name="T6">DumbRobotPlayer</text:span></text:p>
      <text:p text:style-name="P14"/>
      <text:list xml:id="list1662110359" text:style-name="WWNum5">
        <text:list-item>
          <text:p text:style-name="P29"><text:span text:style-name="T2">Examinez le diagramme de classes, le code source (excepté celui de la classe </text:span><text:span text:style-name="T6">Terminal</text:span><text:span text:style-name="T2">) et la documentation de toutes les classes. Puis, complétez les deux tableaux suivants. Pour les constructeurs, on demande les en-têtes sans le niveau de visibilité, </text:span><text:span text:style-name="T3">i.e.</text:span><text:span text:style-name="T2">,</text:span></text:p>
        </text:list-item>
      </text:list>
      <text:p text:style-name="P24">typeRetour nomMethode(listeParamètres);</text:p>
      <text:p text:style-name="P22"><text:span text:style-name="T2"><text:s/></text:span><text:span text:style-name="T1">Astuce</text:span><text:span text:style-name="T2"> : utiliser le copier-coller..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PlayerDisplay</text:p>
          </table:table-cell>
          <table:table-cell table:style-name="Table1.A1" office:value-type="string">
            <text:p text:style-name="P20">DumbRobotPlayer</text:p>
          </table:table-cell>
        </table:table-row>
        <table:table-row table:style-name="Table1.1">
          <table:table-cell table:style-name="Table1.A1" office:value-type="string">
            <text:p text:style-name="P19">Interface</text:p>
            <text:p text:style-name="P19">(Vrai/Faux)</text:p>
          </table:table-cell>
          <table:table-cell table:style-name="Table1.A1" office:value-type="string">
            <text:p text:style-name="P18">Vrai</text:p>
          </table:table-cell>
          <table:table-cell table:style-name="Table1.A1" office:value-type="string">
            <text:p text:style-name="P18">Faux</text:p>
          </table:table-cell>
        </table:table-row>
        <table:table-row table:style-name="Table1.1">
          <table:table-cell table:style-name="Table1.A1" office:value-type="string">
            <text:p text:style-name="P7">Classe abstraite</text:p>
            <text:p text:style-name="P7">(Vrai/Faux)</text:p>
          </table:table-cell>
          <table:table-cell table:style-name="Table1.A1" office:value-type="string">
            <text:p text:style-name="P18">Faux</text:p>
          </table:table-cell>
          <table:table-cell table:style-name="Table1.A1" office:value-type="string">
            <text:p text:style-name="P18">Faux</text:p>
          </table:table-cell>
        </table:table-row>
        <table:table-row table:style-name="Table1.1">
          <table:table-cell table:style-name="Table1.A1" office:value-type="string">
            <text:p text:style-name="P19">Interagit avec</text:p>
          </table:table-cell>
          <table:table-cell table:style-name="Table1.A1" office:value-type="string">
            <text:p text:style-name="P18">DumbRobotPlayer</text:p>
          </table:table-cell>
          <table:table-cell table:style-name="Table1.A1" office:value-type="string">
            <text:p text:style-name="P18">Game</text:p>
          </table:table-cell>
        </table:table-row>
        <table:table-row table:style-name="Table1.1">
          <table:table-cell table:style-name="Table1.A1" office:value-type="string">
            <text:p text:style-name="P19">Attributs</text:p>
          </table:table-cell>
          <table:table-cell table:style-name="Table1.A1" office:value-type="string">
            <text:p text:style-name="P18">Aucun</text:p>
          </table:table-cell>
          <table:table-cell table:style-name="Table1.A1" office:value-type="string">
            <text:p text:style-name="P18"><text:bookmark-start text:name="__DdeLink__520_4242436110"/>String name;</text:p>
            <text:p text:style-name="P21">int takes;<text:bookmark-end text:name="__DdeLink__520_4242436110"/></text:p>
          </table:table-cell>
        </table:table-row>
        <table:table-row table:style-name="Table1.1">
          <table:table-cell table:style-name="Table1.A1" office:value-type="string">
            <text:p text:style-name="P19">Constructeurs</text:p>
          </table:table-cell>
          <table:table-cell table:style-name="Table1.A1" office:value-type="string">
            <text:p text:style-name="P18">Aucun</text:p>
          </table:table-cell>
          <table:table-cell table:style-name="Table1.A1" office:value-type="string">
            <text:p text:style-name="P18">DumbRobotPlayer(int n)</text:p>
          </table:table-cell>
        </table:table-row>
        <text:soft-page-break/>
        <table:table-row table:style-name="Table1.1">
          <table:table-cell table:style-name="Table1.A1" office:value-type="string">
            <text:p text:style-name="P19">Méthodes</text:p>
          </table:table-cell>
          <table:table-cell table:style-name="Table1.A1" office:value-type="string">
            <text:p text:style-name="P18">void showMove(int taken);</text:p>
            <text:p text:style-name="P21">void showPlayer();</text:p>
            <text:p text:style-name="P21">void showWinner();</text:p>
          </table:table-cell>
          <table:table-cell table:style-name="Table1.A1" office:value-type="string">
            <text:p text:style-name="P18"><text:bookmark-start text:name="__DdeLink__523_4242436110"/>int move(int m)<text:bookmark-end text:name="__DdeLink__523_4242436110"/></text:p>
            <text:p text:style-name="P21">void showWinner()</text:p>
            <text:p text:style-name="P21">void showMove(int taken)</text:p>
            <text:p text:style-name="P21">void showPlayer()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MatchesDisplay</text:p>
          </table:table-cell>
          <table:table-cell table:style-name="Table2.A1" office:value-type="string">
            <text:p text:style-name="P15">Matches</text:p>
          </table:table-cell>
        </table:table-row>
        <table:table-row table:style-name="Table2.1">
          <table:table-cell table:style-name="Table2.A1" office:value-type="string">
            <text:p text:style-name="P7">Interface</text:p>
            <text:p text:style-name="P7">(Vrai/Faux)</text:p>
          </table:table-cell>
          <table:table-cell table:style-name="Table2.A1" office:value-type="string">
            <text:p text:style-name="P9">Vrai</text:p>
          </table:table-cell>
          <table:table-cell table:style-name="Table2.A1" office:value-type="string">
            <text:p text:style-name="P9">Faux</text:p>
          </table:table-cell>
        </table:table-row>
        <table:table-row table:style-name="Table2.1">
          <table:table-cell table:style-name="Table2.A1" office:value-type="string">
            <text:p text:style-name="P7">Classe abstraite</text:p>
            <text:p text:style-name="P7">(Vrai/Faux)</text:p>
          </table:table-cell>
          <table:table-cell table:style-name="Table2.A1" office:value-type="string">
            <text:p text:style-name="P9">Faux</text:p>
          </table:table-cell>
          <table:table-cell table:style-name="Table2.A1" office:value-type="string">
            <text:p text:style-name="P9">Faux</text:p>
          </table:table-cell>
        </table:table-row>
        <table:table-row table:style-name="Table2.1">
          <table:table-cell table:style-name="Table2.A1" office:value-type="string">
            <text:p text:style-name="P7">Interagit avec</text:p>
          </table:table-cell>
          <table:table-cell table:style-name="Table2.A1" office:value-type="string">
            <text:p text:style-name="P9">Matches</text:p>
          </table:table-cell>
          <table:table-cell table:style-name="Table2.A1" office:value-type="string">
            <text:p text:style-name="P9">Game</text:p>
          </table:table-cell>
        </table:table-row>
        <table:table-row table:style-name="Table2.1">
          <table:table-cell table:style-name="Table2.A1" office:value-type="string">
            <text:p text:style-name="P7">Attributs</text:p>
          </table:table-cell>
          <table:table-cell table:style-name="Table2.A1" office:value-type="string">
            <text:p text:style-name="P9">Aucun</text:p>
          </table:table-cell>
          <table:table-cell table:style-name="Table2.A1" office:value-type="string">
            <text:p text:style-name="P9">int number;</text:p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Constructeurs</text:p>
          </table:table-cell>
          <table:table-cell table:style-name="Table2.A1" office:value-type="string">
            <text:p text:style-name="P9">Aucun</text:p>
          </table:table-cell>
          <table:table-cell table:style-name="Table2.A1" office:value-type="string">
            <text:p text:style-name="P9">Matches(int n)</text:p>
          </table:table-cell>
        </table:table-row>
        <table:table-row table:style-name="Table2.1">
          <table:table-cell table:style-name="Table2.A1" office:value-type="string">
            <text:p text:style-name="P7">Méthodes</text:p>
          </table:table-cell>
          <table:table-cell table:style-name="Table2.A1" office:value-type="string">
            <text:p text:style-name="P9">showQuantity()</text:p>
          </table:table-cell>
          <table:table-cell table:style-name="Table2.A1" office:value-type="string">
            <text:p text:style-name="P9">void takes(int x)</text:p>
            <text:p text:style-name="P9">int quantity()</text:p>
            <text:p text:style-name="P9">void showQuantity()</text:p>
          </table:table-cell>
        </table:table-row>
      </table:table>
      <text:p text:style-name="P2"/>
      <text:list xml:id="list215049851790300" text:continue-numbering="true" text:style-name="WWNum5">
        <text:list-item>
          <text:p text:style-name="P29"><text:span text:style-name="T2">Complétez la classe </text:span><text:span text:style-name="T6">Game</text:span><text:span text:style-name="T7"> (son constructeur).</text:span></text:p>
        </text:list-item>
        <text:list-item>
          <text:p text:style-name="P29"><text:span text:style-name="T2">Complétez la classe </text:span><text:span text:style-name="T6">DumbRobotPlayer</text:span><text:span text:style-name="T2"> </text:span><text:span text:style-name="T7"><text:s/>(méthode </text:span><text:span text:style-name="T6">move</text:span><text:span text:style-name="T7">).</text:span></text:p>
        </text:list-item>
        <text:list-item>
          <text:p text:style-name="P35">Testez le programme. Citez au moins deux défauts sur cette version (en plus du fait qu’un robot ne puisse retirer qu’un nombre donné d’allumettes).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Il est difficile d’implémenter des robots avec d’autres stratégies sans duplication de code</text:p>
            <text:p text:style-name="P4">Il est difficile de relancer une nouvelle partie (il faut recréer un autre objet Game…).</text:p>
            <text:p text:style-name="P26">Il faudrait vérifier que le nombre de joueurs d’une partie est bien égal à deux...</text:p>
          </table:table-cell>
        </table:table-row>
      </table:table>
      <text:p text:style-name="P23"/>
      <text:list xml:id="list258026691" text:style-name="WWNum2">
        <text:list-item>
          <text:p text:style-name="P39">Version avec plusieurs robots</text:p>
        </text:list-item>
      </text:list>
      <text:p text:style-name="P2">Cette version ajoute deux nouvelles stratégies (aléatoires) à la version précédente :</text:p>
      <text:list xml:id="list271518818" text:style-name="WWNum3">
        <text:list-item>
          <text:p text:style-name="P40"><text:span text:style-name="T6">RandomRobotPlayer</text:span><text:span text:style-name="T2"> qui consiste à retirer un nombre aléatoire (entre 1 et 3) d’allumettes.</text:span></text:p>
        </text:list-item>
        <text:list-item>
          <text:p text:style-name="P40"><text:span text:style-name="T6">SmartRandomRobotPlayer</text:span><text:span text:style-name="T2"> qui procède comme </text:span><text:span text:style-name="T6">RandomRobotPlayer</text:span><text:span text:style-name="T2"> sauf en fin de partie quand il suffit de retirer 1, 2 ou 3 allumettes pour gagner.</text:span></text:p>
        </text:list-item>
      </text:list>
      <text:p text:style-name="P16"/>
      <text:list xml:id="list920340566" text:style-name="WWNum8">
        <text:list-item>
          <text:p text:style-name="P30"><text:span text:style-name="T2">Proposez </text:span><text:span text:style-name="T1">sur papier</text:span><text:span text:style-name="T2"> un nouveau diagramme de classes pour permettre de généraliser la notion de robot (</text:span><text:span text:style-name="T3">i.e.</text:span><text:span text:style-name="T2">, un joueur automatique) et d’introduire (en supplément) ces deux nouvelles stratégies.</text:span></text:p>
        </text:list-item>
        <text:list-item>
          <text:p text:style-name="P30"><text:span text:style-name="T2">Ajoutez ces deux stratégies aléatoires (</text:span><text:span text:style-name="T3">cf.</text:span><text:span text:style-name="T2"> ci-dessous pour la génération d’un nombre aléatoire).</text:span></text:p>
        </text:list-item>
        <text:list-item>
          <text:p text:style-name="P36">Complétez et modifiez en conséquence la ou les autre⋅s classe⋅s de votre application.</text:p>
        </text:list-item>
        <text:list-item>
          <text:p text:style-name="P36">Testez le programme. </text:p>
        </text:list-item>
      </text:list>
      <text:p text:style-name="P2"/>
      <text:p text:style-name="P12"><text:span text:style-name="T4">Générer un entier aléatoire entre </text:span><text:span text:style-name="T5">[0,n[</text:span></text:p>
      <text:p text:style-name="P25"><text:bookmark-start text:name="__DdeLink__527_4242436110"/><text:bookmark-start text:name="__DdeLink__525_4242436110"/>import java.util.Random<text:bookmark-end text:name="__DdeLink__527_4242436110"/><text:bookmark-end text:name="__DdeLink__525_4242436110"/></text:p>
      <text:p text:style-name="P25">Random r = new Random();</text:p>
      <text:p text:style-name="P25">int i = r.nextInt(3); // it would produce i=0 or i=1 or i=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5048481824833" text:continue-list="list258026691" text:style-name="WWNum2">
        <text:list-item>
          <text:p text:style-name="P34"><text:soft-page-break/>Version avec un joueur humain</text:p>
        </text:list-item>
      </text:list>
      <text:p text:style-name="P12"><text:span text:style-name="T2">Dans cette nouvelle version, un joueur humain est ajouté. Le nombre d’allumettes qu’il désire retirer sera celui saisi au clavier. Cette nouvelle stratégie est modélisée par la classe </text:span><text:span text:style-name="T6">HumanPlayer</text:span><text:span text:style-name="T2"> avec la même interface que la classe </text:span><text:span text:style-name="T6">DumbRobotPlayer</text:span><text:span text:style-name="T2">.</text:span></text:p>
      <text:p text:style-name="P2"/>
      <text:list xml:id="list2737284765" text:style-name="WWNum7">
        <text:list-item>
          <text:p text:style-name="P31"><text:span text:style-name="T2">Proposez </text:span><text:span text:style-name="T1">sur papier</text:span><text:span text:style-name="T2"> un nouveau diagramme de classes qui permettrait de généraliser la notion de joueur </text:span><text:span text:style-name="T1">sans duplication de code</text:span><text:span text:style-name="T2"> et d’écrire correctement le code de la classe </text:span><text:span text:style-name="T6">Game</text:span><text:span text:style-name="T2">.</text:span></text:p>
        </text:list-item>
        <text:list-item>
          <text:p text:style-name="P31"><text:span text:style-name="T2">Utilisez la classe </text:span><text:span text:style-name="T6">Terminal</text:span><text:span text:style-name="T2"> pour écrire la méthode </text:span><text:span text:style-name="T6">move</text:span><text:span text:style-name="T2"> de </text:span><text:span text:style-name="T6">HumanPlayer</text:span><text:span text:style-name="T2">. Dans cette méthode, vous vous assurerez que la valeur saisie au clavier par le joueur humain respecte les règles de jeu, faute de quoi une nouvelle valeur sera demandée.</text:span></text:p>
        </text:list-item>
        <text:list-item>
          <text:p text:style-name="P37">Complétez et modifiez en conséquence les classes de votre application d’après le diagramme de classes élaboré à la question précédente.</text:p>
        </text:list-item>
        <text:list-item>
          <text:p text:style-name="P37">Testez le programme. </text:p>
        </text:list-item>
      </text:list>
      <text:p text:style-name="P5"/>
      <text:p text:style-name="P5"/>
      <text:list xml:id="list215048462343696" text:continue-list="list215048481824833" text:style-name="WWNum2">
        <text:list-item>
          <text:p text:style-name="P34">Version avec un robot imbattable</text:p>
        </text:list-item>
      </text:list>
      <text:p text:style-name="P16">Cette dernière version introduit la stratégie de jeu qui permet de gagner de manière infaillible : il suffit de laisser au joueur adverse un nombre d’allumettes congru à 1 modulo 4.</text:p>
      <text:p text:style-name="P16"/>
      <text:list xml:id="list111174916" text:style-name="WWNum4">
        <text:list-item>
          <text:p text:style-name="P32"><text:span text:style-name="T2">Ajoutez cette stratégie infaillible que vous nommerez </text:span><text:span text:style-name="T6">BestRobotPlayer</text:span><text:span text:style-name="T2">.</text:span></text:p>
        </text:list-item>
        <text:list-item>
          <text:p text:style-name="P38">Testez et faites vérifier votre programme.</text:p>
        </text:list-item>
      </text:list>
      <text:p text:style-name="P16"/>
      <text:p text:style-name="P11">Définition</text:p>
      <text:p text:style-name="P12"><text:span text:style-name="T8">Soit </text:span><draw:frame draw:style-name="fr1" draw:name="1" text:anchor-type="as-char" svg:width="0.316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>, </text:span><draw:frame draw:style-name="fr1" draw:name="2" text:anchor-type="as-char" svg:width="0.226cm" svg:height="0.467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8">, </text:span><draw:frame draw:style-name="fr1" draw:name="3" text:anchor-type="as-char" svg:width="0.226cm" svg:height="0.467cm" draw:z-index="3"><draw:object xlink:href="./Object 6" xlink:type="simple" xlink:show="embed" xlink:actuate="onLoad"/><draw:image xlink:href="./ObjectReplacements/Object 6" xlink:type="simple" xlink:show="embed" xlink:actuate="onLoad"/></draw:frame><text:span text:style-name="T8"><text:s/>des entiers. </text:span></text:p>
      <text:p text:style-name="P12"><text:span text:style-name="T8">On dit que </text:span><draw:frame draw:style-name="fr1" draw:name="4" text:anchor-type="as-char" svg:width="0.226cm" svg:height="0.467cm" draw:z-index="4"><draw:object xlink:href="./Object 8" xlink:type="simple" xlink:show="embed" xlink:actuate="onLoad"/><draw:image xlink:href="./ObjectReplacements/Object 8" xlink:type="simple" xlink:show="embed" xlink:actuate="onLoad"/></draw:frame><text:span text:style-name="T8"><text:s/>est congru à </text:span><draw:frame draw:style-name="fr1" draw:name="5" text:anchor-type="as-char" svg:width="0.226cm" svg:height="0.467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8"><text:s/>modulo </text:span><draw:frame draw:style-name="fr1" draw:name="6" text:anchor-type="as-char" svg:width="0.316cm" svg:height="0.467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8"><text:s/>si m divise </text:span><draw:frame draw:style-name="fr1" draw:name="7" text:anchor-type="as-char" svg:width="0.804cm" svg:height="0.467cm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8">, ou encore que</text:span></text:p>
      <text:p text:style-name="P13"><draw:frame draw:style-name="fr1" draw:name="8" text:anchor-type="as-char" svg:width="6.128cm" svg:height="0.508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8"><text:s/>avec </text:span><draw:frame draw:style-name="fr1" draw:name="9" text:anchor-type="as-char" svg:width="1.663cm" svg:height="0.467cm" draw:z-index="9"><draw:object xlink:href="./Object 18" xlink:type="simple" xlink:show="embed" xlink:actuate="onLoad"/><draw:image xlink:href="./ObjectReplacements/Object 18" xlink:type="simple" xlink:show="embed" xlink:actuate="onLoad"/></draw:frame><text:span text:style-name="T8">.</text:span></text:p>
      <text:p text:style-name="P12"><text:span text:style-name="T8">On dit aussi que “</text:span><draw:frame draw:style-name="fr1" draw:name="10" text:anchor-type="as-char" svg:width="0.226cm" svg:height="0.467cm" draw:z-index="10"><draw:object xlink:href="./Object 20" xlink:type="simple" xlink:show="embed" xlink:actuate="onLoad"/><draw:image xlink:href="./ObjectReplacements/Object 20" xlink:type="simple" xlink:show="embed" xlink:actuate="onLoad"/></draw:frame><text:span text:style-name="T8"> et </text:span><draw:frame draw:style-name="fr1" draw:name="11" text:anchor-type="as-char" svg:width="0.226cm" svg:height="0.467cm" draw:z-index="11"><draw:object xlink:href="./Object 22" xlink:type="simple" xlink:show="embed" xlink:actuate="onLoad"/><draw:image xlink:href="./ObjectReplacements/Object 22" xlink:type="simple" xlink:show="embed" xlink:actuate="onLoad"/></draw:frame><text:span text:style-name="T8"><text:s/>sont congrus modulo </text:span><draw:frame draw:style-name="fr1" draw:name="12" text:anchor-type="as-char" svg:width="0.316cm" svg:height="0.467cm" draw:z-index="12"><draw:object xlink:href="./Object 24" xlink:type="simple" xlink:show="embed" xlink:actuate="onLoad"/><draw:image xlink:href="./ObjectReplacements/Object 24" xlink:type="simple" xlink:show="embed" xlink:actuate="onLoad"/></draw:frame><text:span text:style-name="T8">”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8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alibri" fo:font-size="9pt" style:font-name-asian="Calibri1" style:font-size-asian="9pt" style:font-name-complex="Calibri1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a Programmation Orientée Objet - UBS/MIS L2<text:tab/><text:tab/><text:tab/><text:tab/><text:tab/>2019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11-28T21:50:46.630000000</dc:date>
    <meta:editing-duration>PT1H20M46S</meta:editing-duration>
    <meta:editing-cycles>2</meta:editing-cycles>
    <meta:document-statistic meta:table-count="3" meta:image-count="0" meta:object-count="12" meta:page-count="4" meta:paragraph-count="96" meta:word-count="678" meta:character-count="4304" meta:non-whitespace-character-count="3725"/>
  </office:meta>
</office:document-meta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m</mi>
    <annotation encoding="StarMath 5.0">m</annotation>
  </semantics>
</math>
</file>

<file path=Object 14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16/content.xml><?xml version="1.0" encoding="utf-8"?>
<math xmlns="http://www.w3.org/1998/Math/MathML" display="block">
  <semantics>
    <mrow>
      <mi>a</mi>
      <mi>≡</mi>
      <mi>b</mi>
      <mrow>
        <mo fence="true" stretchy="false">(</mo>
        <mrow>
          <mrow>
            <mi mathvariant="italic">mod</mi>
            <mi>m</mi>
          </mrow>
        </mrow>
        <mo fence="true" stretchy="false">)</mo>
      </mrow>
      <mi>⇔</mi>
      <mrow>
        <mrow>
          <mi>m</mi>
          <mo stretchy="false">∨</mo>
          <mi>a</mi>
        </mrow>
        <mo stretchy="false">−</mo>
        <mi>b</mi>
      </mrow>
      <mi>⇔</mi>
      <mi>∃</mi>
      <mi>k</mi>
      <mi>∈</mi>
      <mi>Z</mi>
    </mrow>
    <annotation encoding="StarMath 5.0">a ≡ b (mod m)  ⇔ m | a-b  ⇔   ∃ k ∈ Z</annotation>
  </semantics>
</math>
</file>

<file path=Object 18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i mathvariant="italic">km</mi>
    </mrow>
    <annotation encoding="StarMath 5.0">a-b=km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20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